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938b1" officeooo:paragraph-rsid="001938b1"/>
    </style:style>
    <style:style style:name="P2" style:family="paragraph" style:parent-style-name="Standard">
      <style:paragraph-properties fo:text-align="start" style:justify-single-word="false"/>
      <style:text-properties officeooo:rsid="001938b1" officeooo:paragraph-rsid="001938b1"/>
    </style:style>
    <style:style style:name="P3" style:family="paragraph" style:parent-style-name="Standard">
      <style:paragraph-properties fo:text-align="start" style:justify-single-word="false"/>
      <style:text-properties fo:font-weight="bold" officeooo:rsid="001938b1" officeooo:paragraph-rsid="001938b1" style:font-weight-asian="bold" style:font-weight-complex="bold"/>
    </style:style>
    <style:style style:name="P4" style:family="paragraph" style:parent-style-name="Standard">
      <style:paragraph-properties fo:text-align="start" style:justify-single-word="false"/>
      <style:text-properties fo:font-weight="bold" officeooo:rsid="001938b1" officeooo:paragraph-rsid="001a454e" style:font-weight-asian="bold" style:font-weight-complex="bold"/>
    </style:style>
    <style:style style:name="P5" style:family="paragraph" style:parent-style-name="Standard">
      <style:paragraph-properties fo:text-align="center" style:justify-single-word="false"/>
      <style:text-properties fo:font-weight="bold" officeooo:rsid="001938b1" officeooo:paragraph-rsid="001938b1" style:font-weight-asian="bold" style:font-weight-complex="bold"/>
    </style:style>
    <style:style style:name="P6" style:family="paragraph" style:parent-style-name="Standard">
      <style:paragraph-properties fo:text-align="start" style:justify-single-word="false"/>
      <style:text-properties fo:font-weight="bold" officeooo:rsid="001cd2c5" officeooo:paragraph-rsid="001cd2c5" fo:background-color="#ffff00" style:font-weight-asian="bold" style:font-weight-complex="bold"/>
    </style:style>
    <style:style style:name="P7" style:family="paragraph" style:parent-style-name="Standard">
      <style:paragraph-properties fo:text-align="start" style:justify-single-word="false"/>
      <style:text-properties fo:font-weight="bold" officeooo:rsid="001938b1" officeooo:paragraph-rsid="001938b1" fo:background-color="#ffff00" style:font-weight-asian="bold" style:font-weight-complex="bold"/>
    </style:style>
    <style:style style:name="P8" style:family="paragraph" style:parent-style-name="Standard">
      <style:paragraph-properties fo:text-align="start" style:justify-single-word="false"/>
      <style:text-properties fo:font-weight="bold" officeooo:rsid="001d2d6c" officeooo:paragraph-rsid="001d2d6c" fo:background-color="#ffff00" style:font-weight-asian="bold" style:font-weight-complex="bold"/>
    </style:style>
    <style:style style:name="P9" style:family="paragraph" style:parent-style-name="Standard">
      <style:paragraph-properties fo:text-align="start" style:justify-single-word="false"/>
      <style:text-properties officeooo:rsid="001cd2c5" officeooo:paragraph-rsid="001cd2c5" fo:background-color="#ffff00"/>
    </style:style>
    <style:style style:name="P10" style:family="paragraph" style:parent-style-name="Standard" style:list-style-name="L15">
      <style:paragraph-properties fo:text-align="start" style:justify-single-word="false"/>
      <style:text-properties officeooo:paragraph-rsid="0026db27"/>
    </style:style>
    <style:style style:name="P11" style:family="paragraph" style:parent-style-name="Standard" style:list-style-name="L1">
      <style:paragraph-properties fo:text-align="start" style:justify-single-word="false"/>
      <style:text-properties officeooo:rsid="001938b1" officeooo:paragraph-rsid="001a454e"/>
    </style:style>
    <style:style style:name="P12" style:family="paragraph" style:parent-style-name="Standard" style:list-style-name="L2">
      <style:paragraph-properties fo:text-align="start" style:justify-single-word="false"/>
      <style:text-properties officeooo:rsid="001a454e" officeooo:paragraph-rsid="001a454e"/>
    </style:style>
    <style:style style:name="P13" style:family="paragraph" style:parent-style-name="Standard" style:list-style-name="L3">
      <style:paragraph-properties fo:text-align="start" style:justify-single-word="false"/>
      <style:text-properties officeooo:rsid="001a454e" officeooo:paragraph-rsid="001a454e"/>
    </style:style>
    <style:style style:name="P14" style:family="paragraph" style:parent-style-name="Standard" style:list-style-name="L4">
      <style:paragraph-properties fo:text-align="start" style:justify-single-word="false"/>
      <style:text-properties officeooo:rsid="001c3a19" officeooo:paragraph-rsid="001c3a19"/>
    </style:style>
    <style:style style:name="P15" style:family="paragraph" style:parent-style-name="Standard" style:list-style-name="L4">
      <style:paragraph-properties fo:text-align="start" style:justify-single-word="false"/>
      <style:text-properties fo:font-weight="bold" officeooo:rsid="001c3a19" officeooo:paragraph-rsid="001c3a19" style:font-weight-asian="bold" style:font-weight-complex="bold"/>
    </style:style>
    <style:style style:name="P16" style:family="paragraph" style:parent-style-name="Standard">
      <style:paragraph-properties fo:text-align="start" style:justify-single-word="false"/>
      <style:text-properties fo:font-weight="bold" officeooo:rsid="001938b1" officeooo:paragraph-rsid="001938b1" style:font-weight-asian="bold" style:font-weight-complex="bold"/>
    </style:style>
    <style:style style:name="P17" style:family="paragraph" style:parent-style-name="Standard">
      <style:paragraph-properties fo:text-align="start" style:justify-single-word="false"/>
      <style:text-properties fo:font-weight="bold" officeooo:rsid="001938b1" officeooo:paragraph-rsid="0026db27" style:font-weight-asian="bold" style:font-weight-complex="bold"/>
    </style:style>
    <style:style style:name="P18" style:family="paragraph" style:parent-style-name="Standard">
      <style:paragraph-properties fo:text-align="start" style:justify-single-word="false"/>
      <style:text-properties fo:font-weight="bold" officeooo:rsid="001938b1" officeooo:paragraph-rsid="001a454e" style:font-weight-asian="bold" style:font-weight-complex="bold"/>
    </style:style>
    <style:style style:name="P19" style:family="paragraph" style:parent-style-name="Standard">
      <style:paragraph-properties fo:text-align="start" style:justify-single-word="false"/>
      <style:text-properties fo:font-weight="bold" officeooo:rsid="001a454e" officeooo:paragraph-rsid="001a454e" style:font-weight-asian="bold" style:font-weight-complex="bold"/>
    </style:style>
    <style:style style:name="P20" style:family="paragraph" style:parent-style-name="Standard">
      <style:paragraph-properties fo:text-align="start" style:justify-single-word="false"/>
      <style:text-properties fo:font-weight="bold" officeooo:rsid="0038b84d" officeooo:paragraph-rsid="0038b84d" style:font-weight-asian="bold" style:font-weight-complex="bold"/>
    </style:style>
    <style:style style:name="P21" style:family="paragraph" style:parent-style-name="Standard">
      <style:paragraph-properties fo:text-align="start" style:justify-single-word="false"/>
      <style:text-properties fo:font-weight="bold" officeooo:rsid="003ae07d" officeooo:paragraph-rsid="003ae07d" style:font-weight-asian="bold" style:font-weight-complex="bold"/>
    </style:style>
    <style:style style:name="P22" style:family="paragraph" style:parent-style-name="Standard">
      <style:paragraph-properties fo:text-align="start" style:justify-single-word="false"/>
      <style:text-properties fo:font-weight="bold" officeooo:rsid="001938b1" officeooo:paragraph-rsid="001938b1" fo:background-color="#ffff00" style:font-weight-asian="bold" style:font-weight-complex="bold"/>
    </style:style>
    <style:style style:name="P23" style:family="paragraph" style:parent-style-name="Standard" style:list-style-name="L5">
      <style:paragraph-properties fo:text-align="start" style:justify-single-word="false"/>
      <style:text-properties fo:font-weight="normal" officeooo:rsid="001da5e8" officeooo:paragraph-rsid="001da5e8" style:font-weight-asian="normal" style:font-weight-complex="normal"/>
    </style:style>
    <style:style style:name="P24" style:family="paragraph" style:parent-style-name="Standard" style:list-style-name="L7">
      <style:paragraph-properties fo:text-align="start" style:justify-single-word="false"/>
      <style:text-properties fo:font-weight="normal" officeooo:rsid="001db251" officeooo:paragraph-rsid="001db251" style:font-weight-asian="normal" style:font-weight-complex="normal"/>
    </style:style>
    <style:style style:name="P25" style:family="paragraph" style:parent-style-name="Standard" style:list-style-name="L9">
      <style:paragraph-properties fo:text-align="start" style:justify-single-word="false"/>
      <style:text-properties fo:font-weight="normal" officeooo:rsid="00221c10" officeooo:paragraph-rsid="00221c10" style:font-weight-asian="normal" style:font-weight-complex="normal"/>
    </style:style>
    <style:style style:name="P26" style:family="paragraph" style:parent-style-name="Standard">
      <style:paragraph-properties fo:text-align="start" style:justify-single-word="false"/>
      <style:text-properties fo:font-weight="normal" officeooo:rsid="001938b1" officeooo:paragraph-rsid="001938b1" style:font-weight-asian="normal" style:font-weight-complex="normal"/>
    </style:style>
    <style:style style:name="P27" style:family="paragraph" style:parent-style-name="Standard">
      <style:paragraph-properties fo:text-align="start" style:justify-single-word="false"/>
      <style:text-properties fo:font-weight="normal" officeooo:rsid="001938b1" officeooo:paragraph-rsid="002b11f6" style:font-weight-asian="normal" style:font-weight-complex="normal"/>
    </style:style>
    <style:style style:name="P28" style:family="paragraph" style:parent-style-name="Standard" style:list-style-name="L13">
      <style:paragraph-properties fo:text-align="start" style:justify-single-word="false"/>
      <style:text-properties fo:font-weight="normal" officeooo:rsid="002526f7" officeooo:paragraph-rsid="002526f7" style:font-weight-asian="normal" style:font-weight-complex="normal"/>
    </style:style>
    <style:style style:name="P29" style:family="paragraph" style:parent-style-name="Standard">
      <style:paragraph-properties fo:text-align="start" style:justify-single-word="false"/>
      <style:text-properties fo:font-weight="normal" officeooo:rsid="002526f7" officeooo:paragraph-rsid="002526f7" style:font-weight-asian="normal" style:font-weight-complex="normal"/>
    </style:style>
    <style:style style:name="P30" style:family="paragraph" style:parent-style-name="Standard" style:list-style-name="L14">
      <style:paragraph-properties fo:text-align="start" style:justify-single-word="false"/>
      <style:text-properties fo:font-weight="normal" officeooo:rsid="0026db27" officeooo:paragraph-rsid="0026db27" style:font-weight-asian="normal" style:font-weight-complex="normal"/>
    </style:style>
    <style:style style:name="P31" style:family="paragraph" style:parent-style-name="Standard" style:list-style-name="L16">
      <style:paragraph-properties fo:text-align="start" style:justify-single-word="false"/>
      <style:text-properties fo:font-weight="normal" officeooo:rsid="0028aa1c" officeooo:paragraph-rsid="0028aa1c" style:font-weight-asian="normal" style:font-weight-complex="normal"/>
    </style:style>
    <style:style style:name="P32" style:family="paragraph" style:parent-style-name="Standard" style:list-style-name="L16">
      <style:paragraph-properties fo:text-align="start" style:justify-single-word="false"/>
      <style:text-properties fo:font-weight="normal" officeooo:rsid="0029d53b" officeooo:paragraph-rsid="0029d53b" style:font-weight-asian="normal" style:font-weight-complex="normal"/>
    </style:style>
    <style:style style:name="P33" style:family="paragraph" style:parent-style-name="Standard" style:list-style-name="L17">
      <style:paragraph-properties fo:text-align="start" style:justify-single-word="false"/>
      <style:text-properties fo:font-weight="normal" officeooo:rsid="0029d53b" officeooo:paragraph-rsid="0029d53b" style:font-weight-asian="normal" style:font-weight-complex="normal"/>
    </style:style>
    <style:style style:name="P34" style:family="paragraph" style:parent-style-name="Standard">
      <style:paragraph-properties fo:text-align="start" style:justify-single-word="false"/>
      <style:text-properties fo:font-weight="normal" officeooo:rsid="001a454e" officeooo:paragraph-rsid="001a454e" style:font-weight-asian="normal" style:font-weight-complex="normal"/>
    </style:style>
    <style:style style:name="P35" style:family="paragraph" style:parent-style-name="Standard" style:list-style-name="L18">
      <style:paragraph-properties fo:text-align="start" style:justify-single-word="false"/>
      <style:text-properties fo:font-weight="normal" officeooo:rsid="002abdd1" officeooo:paragraph-rsid="002abdd1" style:font-weight-asian="normal" style:font-weight-complex="normal"/>
    </style:style>
    <style:style style:name="P36" style:family="paragraph" style:parent-style-name="Standard" style:list-style-name="L19">
      <style:paragraph-properties fo:text-align="start" style:justify-single-word="false"/>
      <style:text-properties fo:font-weight="normal" officeooo:rsid="002abdd1" officeooo:paragraph-rsid="002abdd1" style:font-weight-asian="normal" style:font-weight-complex="normal"/>
    </style:style>
    <style:style style:name="P37" style:family="paragraph" style:parent-style-name="Standard" style:list-style-name="L20">
      <style:paragraph-properties fo:text-align="start" style:justify-single-word="false"/>
      <style:text-properties fo:font-weight="normal" officeooo:rsid="002c3a85" officeooo:paragraph-rsid="002c3a85" style:font-weight-asian="normal" style:font-weight-complex="normal"/>
    </style:style>
    <style:style style:name="P38" style:family="paragraph" style:parent-style-name="Standard" style:list-style-name="L21">
      <style:paragraph-properties fo:text-align="start" style:justify-single-word="false"/>
      <style:text-properties fo:font-weight="normal" officeooo:rsid="002e0d28" officeooo:paragraph-rsid="002e0d28" style:font-weight-asian="normal" style:font-weight-complex="normal"/>
    </style:style>
    <style:style style:name="P39" style:family="paragraph" style:parent-style-name="Standard" style:list-style-name="L22">
      <style:paragraph-properties fo:text-align="start" style:justify-single-word="false"/>
      <style:text-properties fo:font-weight="normal" officeooo:rsid="002ff751" officeooo:paragraph-rsid="002ff751" style:font-weight-asian="normal" style:font-weight-complex="normal"/>
    </style:style>
    <style:style style:name="P40" style:family="paragraph" style:parent-style-name="Standard" style:list-style-name="L23">
      <style:paragraph-properties fo:text-align="start" style:justify-single-word="false"/>
      <style:text-properties fo:font-weight="normal" officeooo:rsid="002ff751" officeooo:paragraph-rsid="002ff751" style:font-weight-asian="normal" style:font-weight-complex="normal"/>
    </style:style>
    <style:style style:name="P41" style:family="paragraph" style:parent-style-name="Standard" style:list-style-name="L24">
      <style:paragraph-properties fo:text-align="start" style:justify-single-word="false"/>
      <style:text-properties fo:font-weight="normal" officeooo:rsid="002ff751" officeooo:paragraph-rsid="002ff751" style:font-weight-asian="normal" style:font-weight-complex="normal"/>
    </style:style>
    <style:style style:name="P42" style:family="paragraph" style:parent-style-name="Standard" style:list-style-name="L25">
      <style:paragraph-properties fo:text-align="start" style:justify-single-word="false"/>
      <style:text-properties fo:font-weight="normal" officeooo:rsid="003075f1" officeooo:paragraph-rsid="003075f1" style:font-weight-asian="normal" style:font-weight-complex="normal"/>
    </style:style>
    <style:style style:name="P43" style:family="paragraph" style:parent-style-name="Standard" style:list-style-name="L26">
      <style:paragraph-properties fo:text-align="start" style:justify-single-word="false"/>
      <style:text-properties fo:font-weight="normal" officeooo:rsid="0031ff65" officeooo:paragraph-rsid="0031ff65" style:font-weight-asian="normal" style:font-weight-complex="normal"/>
    </style:style>
    <style:style style:name="P44" style:family="paragraph" style:parent-style-name="Standard" style:list-style-name="L25">
      <style:paragraph-properties fo:text-align="start" style:justify-single-word="false"/>
      <style:text-properties fo:font-weight="normal" officeooo:rsid="0031ff65" officeooo:paragraph-rsid="0031ff65" style:font-weight-asian="normal" style:font-weight-complex="normal"/>
    </style:style>
    <style:style style:name="P45" style:family="paragraph" style:parent-style-name="Standard" style:list-style-name="L27">
      <style:paragraph-properties fo:text-align="start" style:justify-single-word="false"/>
      <style:text-properties fo:font-weight="normal" officeooo:rsid="0031ff65" officeooo:paragraph-rsid="0031ff65" style:font-weight-asian="normal" style:font-weight-complex="normal"/>
    </style:style>
    <style:style style:name="P46" style:family="paragraph" style:parent-style-name="Standard" style:list-style-name="L26">
      <style:paragraph-properties fo:text-align="start" style:justify-single-word="false"/>
      <style:text-properties fo:font-weight="normal" officeooo:rsid="00339fc2" officeooo:paragraph-rsid="00339fc2" style:font-weight-asian="normal" style:font-weight-complex="normal"/>
    </style:style>
    <style:style style:name="P47" style:family="paragraph" style:parent-style-name="Standard" style:list-style-name="L28">
      <style:paragraph-properties fo:text-align="start" style:justify-single-word="false"/>
      <style:text-properties fo:font-weight="normal" officeooo:rsid="00342893" officeooo:paragraph-rsid="00342893" style:font-weight-asian="normal" style:font-weight-complex="normal"/>
    </style:style>
    <style:style style:name="P48" style:family="paragraph" style:parent-style-name="Standard" style:list-style-name="L28">
      <style:paragraph-properties fo:text-align="start" style:justify-single-word="false"/>
      <style:text-properties fo:font-weight="normal" officeooo:rsid="0036157d" officeooo:paragraph-rsid="0036157d" style:font-weight-asian="normal" style:font-weight-complex="normal"/>
    </style:style>
    <style:style style:name="P49" style:family="paragraph" style:parent-style-name="Standard" style:list-style-name="L29">
      <style:paragraph-properties fo:text-align="start" style:justify-single-word="false"/>
      <style:text-properties fo:font-weight="normal" officeooo:rsid="0036157d" officeooo:paragraph-rsid="0036157d" style:font-weight-asian="normal" style:font-weight-complex="normal"/>
    </style:style>
    <style:style style:name="P50" style:family="paragraph" style:parent-style-name="Standard" style:list-style-name="L29">
      <style:paragraph-properties fo:text-align="start" style:justify-single-word="false"/>
      <style:text-properties fo:font-weight="normal" officeooo:rsid="0037a0b5" officeooo:paragraph-rsid="0037a0b5" style:font-weight-asian="normal" style:font-weight-complex="normal"/>
    </style:style>
    <style:style style:name="P51" style:family="paragraph" style:parent-style-name="Standard" style:list-style-name="L31">
      <style:paragraph-properties fo:text-align="start" style:justify-single-word="false"/>
      <style:text-properties fo:font-weight="normal" officeooo:rsid="0038a69d" officeooo:paragraph-rsid="0038a69d" style:font-weight-asian="normal" style:font-weight-complex="normal"/>
    </style:style>
    <style:style style:name="P52" style:family="paragraph" style:parent-style-name="Standard" style:list-style-name="L32">
      <style:paragraph-properties fo:text-align="start" style:justify-single-word="false"/>
      <style:text-properties fo:font-weight="normal" officeooo:rsid="0038a69d" officeooo:paragraph-rsid="0038a69d" style:font-weight-asian="normal" style:font-weight-complex="normal"/>
    </style:style>
    <style:style style:name="P53" style:family="paragraph" style:parent-style-name="Standard" style:list-style-name="L33">
      <style:paragraph-properties fo:text-align="start" style:justify-single-word="false"/>
      <style:text-properties fo:font-weight="normal" officeooo:rsid="0038b84d" officeooo:paragraph-rsid="0038b84d" style:font-weight-asian="normal" style:font-weight-complex="normal"/>
    </style:style>
    <style:style style:name="P54" style:family="paragraph" style:parent-style-name="Standard" style:list-style-name="L31">
      <style:paragraph-properties fo:text-align="start" style:justify-single-word="false"/>
      <style:text-properties fo:font-weight="normal" officeooo:rsid="0038b84d" officeooo:paragraph-rsid="0038b84d" style:font-weight-asian="normal" style:font-weight-complex="normal"/>
    </style:style>
    <style:style style:name="P55" style:family="paragraph" style:parent-style-name="Standard" style:list-style-name="L34">
      <style:paragraph-properties fo:text-align="start" style:justify-single-word="false"/>
      <style:text-properties fo:font-weight="normal" officeooo:rsid="0038b84d" officeooo:paragraph-rsid="0038b84d" style:font-weight-asian="normal" style:font-weight-complex="normal"/>
    </style:style>
    <style:style style:name="P56" style:family="paragraph" style:parent-style-name="Standard" style:list-style-name="L35">
      <style:paragraph-properties fo:text-align="start" style:justify-single-word="false"/>
      <style:text-properties fo:font-weight="normal" officeooo:rsid="0038b84d" officeooo:paragraph-rsid="0038b84d" style:font-weight-asian="normal" style:font-weight-complex="normal"/>
    </style:style>
    <style:style style:name="P57" style:family="paragraph" style:parent-style-name="Standard">
      <style:paragraph-properties fo:text-align="start" style:justify-single-word="false"/>
      <style:text-properties fo:font-weight="normal" officeooo:rsid="00399a0e" officeooo:paragraph-rsid="00399a0e" style:font-weight-asian="normal" style:font-weight-complex="normal"/>
    </style:style>
    <style:style style:name="P58" style:family="paragraph" style:parent-style-name="Standard" style:list-style-name="L26">
      <style:paragraph-properties fo:text-align="start" style:justify-single-word="false"/>
      <style:text-properties fo:font-weight="normal" officeooo:rsid="00399a0e" officeooo:paragraph-rsid="00399a0e" style:font-weight-asian="normal" style:font-weight-complex="normal"/>
    </style:style>
    <style:style style:name="P59" style:family="paragraph" style:parent-style-name="Standard" style:list-style-name="L36">
      <style:paragraph-properties fo:text-align="start" style:justify-single-word="false"/>
      <style:text-properties fo:font-weight="normal" officeooo:rsid="003ae07d" officeooo:paragraph-rsid="003ae07d" style:font-weight-asian="normal" style:font-weight-complex="normal"/>
    </style:style>
    <style:style style:name="P60" style:family="paragraph" style:parent-style-name="Standard" style:list-style-name="L37">
      <style:paragraph-properties fo:text-align="start" style:justify-single-word="false"/>
      <style:text-properties fo:font-weight="normal" officeooo:rsid="003ae07d" officeooo:paragraph-rsid="003ae07d" style:font-weight-asian="normal" style:font-weight-complex="normal"/>
    </style:style>
    <style:style style:name="P61" style:family="paragraph" style:parent-style-name="Standard" style:list-style-name="L38">
      <style:paragraph-properties fo:text-align="start" style:justify-single-word="false"/>
      <style:text-properties fo:font-weight="normal" officeooo:rsid="003ae07d" officeooo:paragraph-rsid="003ae07d" style:font-weight-asian="normal" style:font-weight-complex="normal"/>
    </style:style>
    <style:style style:name="P62" style:family="paragraph" style:parent-style-name="Standard" style:list-style-name="L39">
      <style:paragraph-properties fo:text-align="start" style:justify-single-word="false"/>
      <style:text-properties fo:font-weight="normal" officeooo:rsid="003ae07d" officeooo:paragraph-rsid="003ae07d" style:font-weight-asian="normal" style:font-weight-complex="normal"/>
    </style:style>
    <style:style style:name="P63" style:family="paragraph" style:parent-style-name="Standard" style:list-style-name="L40">
      <style:paragraph-properties fo:text-align="start" style:justify-single-word="false"/>
      <style:text-properties fo:font-weight="normal" officeooo:rsid="003ae07d" officeooo:paragraph-rsid="003ae07d" style:font-weight-asian="normal" style:font-weight-complex="normal"/>
    </style:style>
    <style:style style:name="P64" style:family="paragraph" style:parent-style-name="Standard" style:list-style-name="L8">
      <style:paragraph-properties fo:text-align="start" style:justify-single-word="false"/>
      <style:text-properties fo:font-weight="normal" officeooo:rsid="001f4f14" officeooo:paragraph-rsid="001f4f14" fo:background-color="#ffff00" style:font-weight-asian="normal" style:font-weight-complex="normal"/>
    </style:style>
    <style:style style:name="P65" style:family="paragraph" style:parent-style-name="Standard" style:list-style-name="L11">
      <style:paragraph-properties fo:text-align="start" style:justify-single-word="false"/>
      <style:text-properties fo:font-weight="normal" officeooo:rsid="001d2d6c" officeooo:paragraph-rsid="001d2d6c" fo:background-color="#ffff00" style:font-weight-asian="normal" style:font-weight-complex="normal"/>
    </style:style>
    <style:style style:name="P66" style:family="paragraph" style:parent-style-name="Standard" style:list-style-name="L12">
      <style:paragraph-properties fo:text-align="start" style:justify-single-word="false"/>
      <style:text-properties fo:font-weight="normal" officeooo:rsid="002236ef" officeooo:paragraph-rsid="002236ef" fo:background-color="#ffff00" style:font-weight-asian="normal" style:font-weight-complex="normal"/>
    </style:style>
    <style:style style:name="P67" style:family="paragraph" style:parent-style-name="Standard" style:list-style-name="L6">
      <style:paragraph-properties fo:text-align="start" style:justify-single-word="false"/>
      <style:text-properties fo:font-style="normal" fo:font-weight="normal" officeooo:rsid="001db251" officeooo:paragraph-rsid="001db251" style:font-style-asian="normal" style:font-weight-asian="normal" style:font-style-complex="normal" style:font-weight-complex="normal"/>
    </style:style>
    <style:style style:name="P68" style:family="paragraph" style:parent-style-name="Standard" style:list-style-name="L30">
      <style:paragraph-properties fo:text-align="start" style:justify-single-word="false"/>
      <style:text-properties fo:font-style="normal" fo:font-weight="normal" officeooo:rsid="0038a69d" officeooo:paragraph-rsid="0038a69d" style:font-style-asian="normal" style:font-weight-asian="normal" style:font-style-complex="normal" style:font-weight-complex="normal"/>
    </style:style>
    <style:style style:name="P69" style:family="paragraph" style:parent-style-name="Standard" style:list-style-name="L10">
      <style:paragraph-properties fo:text-align="start" style:justify-single-word="false"/>
      <style:text-properties officeooo:rsid="001cd2c5" officeooo:paragraph-rsid="001cd2c5" fo:background-color="#ffff00"/>
    </style:style>
    <style:style style:name="P70" style:family="paragraph" style:parent-style-name="Standard" style:list-style-name="L10">
      <style:paragraph-properties fo:text-align="start" style:justify-single-word="false"/>
      <style:text-properties officeooo:rsid="001cd2c5" officeooo:paragraph-rsid="001cd2c5"/>
    </style:style>
    <style:style style:name="T1" style:family="text">
      <style:text-properties officeooo:rsid="001a454e"/>
    </style:style>
    <style:style style:name="T2" style:family="text">
      <style:text-properties fo:font-weight="bold" style:font-weight-asian="bold" style:font-weight-complex="bold"/>
    </style:style>
    <style:style style:name="T3" style:family="text">
      <style:text-properties officeooo:rsid="001f4f14"/>
    </style:style>
    <style:style style:name="T4" style:family="text">
      <style:text-properties officeooo:rsid="0020d5cb"/>
    </style:style>
    <style:style style:name="T5" style:family="text">
      <style:text-properties officeooo:rsid="002236ef"/>
    </style:style>
    <style:style style:name="T6" style:family="text">
      <style:text-properties fo:font-weight="normal" officeooo:rsid="00221c10" style:font-weight-asian="normal" style:font-weight-complex="normal"/>
    </style:style>
    <style:style style:name="T7" style:family="text">
      <style:text-properties officeooo:rsid="0028aa1c"/>
    </style:style>
    <style:style style:name="T8" style:family="text">
      <style:text-properties officeooo:rsid="0029d53b"/>
    </style:style>
    <style:style style:name="T9" style:family="text">
      <style:text-properties officeooo:rsid="002abdd1"/>
    </style:style>
    <style:style style:name="T10" style:family="text">
      <style:text-properties officeooo:rsid="003075f1"/>
    </style:style>
    <style:style style:name="T11" style:family="text">
      <style:text-properties officeooo:rsid="0031ff65"/>
    </style:style>
    <style:style style:name="T12" style:family="text">
      <style:text-properties officeooo:rsid="0037a0b5"/>
    </style:style>
    <style:style style:name="T13" style:family="text">
      <style:text-properties officeooo:rsid="0038a69d"/>
    </style:style>
    <style:style style:name="T14" style:family="text">
      <style:text-properties officeooo:rsid="0038b8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51 Midterm Review</text:p>
      <text:p text:style-name="P5"/>
      <text:p text:style-name="P3">Intro:</text:p>
      <text:p text:style-name="P1"/>
      <text:p text:style-name="P4">1. What is an operating system? What services does it provide?</text:p>
      <text:list xml:id="list6600379622336920102" text:style-name="L1">
        <text:list-item>
          <text:p text:style-name="P11">Program that runs all the time (resident monitor) that manages resources in order for all other processes to do their purpose (basis for applications).</text:p>
        </text:list-item>
        <text:list-item>
          <text:p text:style-name="P11">Acts as an intermediary between user and hardware.</text:p>
        </text:list-item>
        <text:list-item>
          <text:p text:style-name="P11">Removes the technicality of the system from the user making it easier for the user to solve their problems.</text:p>
        </text:list-item>
      </text:list>
      <text:list xml:id="list3440843043390579203" text:style-name="L2">
        <text:list-header>
          <text:p text:style-name="P12"/>
        </text:list-header>
      </text:list>
      <text:p text:style-name="P3">2. What is the difference between a program and a process?</text:p>
      <text:list xml:id="list2593309090266093832" text:style-name="L3">
        <text:list-item>
          <text:p text:style-name="P13">Program is set of instructions(passive) while a process is the program in execution(active)</text:p>
        </text:list-item>
        <text:list-item>
          <text:p text:style-name="P13">A Process requires resources to run while a program does not need these things.</text:p>
          <text:p text:style-name="P13"/>
        </text:list-item>
      </text:list>
      <text:p text:style-name="P2"><text:span text:style-name="T2">3.</text:span> <text:span text:style-name="T2">What is the job of the OS with respect to memory management?</text:span></text:p>
      <text:list xml:id="list4452509071472200089" text:style-name="L4">
        <text:list-item>
          <text:p text:style-name="P14">Keep track of what parts of memory are being used by what processes decide what processes to move into and out of memory. Allocate and de-allocate memory as needed.</text:p>
          <text:p text:style-name="P15"/>
        </text:list-item>
      </text:list>
      <text:p text:style-name="P3">4. What is caching? What is cache consistency problem?</text:p>
      <text:list xml:id="list5895909474758223462" text:style-name="L5">
        <text:list-item>
          <text:p text:style-name="P23">Caching – temporarily store data/instructions in faster storage(i.e. cache) and access it from there.</text:p>
        </text:list-item>
        <text:list-item>
          <text:p text:style-name="P23">Cache consistency problem: This problems occurs when the original memory is updated, but the cache is not updated and then uses outdated information.</text:p>
        </text:list-item>
      </text:list>
      <text:p text:style-name="P3"/>
      <text:p text:style-name="P3">5. How does the OS help manage I/0(device queues, etc)?</text:p>
      <text:list xml:id="list7956833050203734807" text:style-name="L6">
        <text:list-item>
          <text:p text:style-name="P67">The OS abstracts devices as files and allows for easy reading and write, this allows the user to interact with devices the same way as the user interacts with files.</text:p>
        </text:list-item>
      </text:list>
      <text:p text:style-name="P3"/>
      <text:p text:style-name="P3">6. What are protection and security?</text:p>
      <text:list xml:id="list4637428998934826361" text:style-name="L7">
        <text:list-item>
          <text:p text:style-name="P24">Protection – controls the access of users and processes to the system resources, internal to the OS.</text:p>
        </text:list-item>
        <text:list-item>
          <text:p text:style-name="P24">Security – defends the OS against external threats.</text:p>
        </text:list-item>
      </text:list>
      <text:p text:style-name="P3"/>
      <text:p text:style-name="P7">7. Visualization, different types of hyper visors, advantages and disadvantages of each?<text:span text:style-name="T3">\</text:span></text:p>
      <text:list xml:id="list4337273726962499962" text:style-name="L8">
        <text:list-item>
          <text:p text:style-name="P64">Virtualiztion – Allows for testing software, allows people to run multiple systems on one machine, also isolation allowing multiple people to have their own environment on one machine. It is also the basis for cloud computing.</text:p>
        </text:list-item>
        <text:list-item>
          <text:p text:style-name="P64">Hyper-visor – which partitions the physical resources of the host machine to the Vms.</text:p>
        </text:list-item>
        <text:list-item>
          <text:p text:style-name="P64">Bare-metal: <text:span text:style-name="T4">It runs directly on the system hardware and manages the hardware(faster, because less overhead of not having another OS)</text:span></text:p>
        </text:list-item>
        <text:list-item>
          <text:p text:style-name="P64">Hosted: <text:span text:style-name="T4">Adds in another operating system that is under the hypervisor and this OS manages the hardware.(slower)</text:span></text:p>
        </text:list-item>
      </text:list>
      <text:p text:style-name="P3"/>
      <text:p text:style-name="P17"/>
      <text:p text:style-name="P17"/>
      <text:p text:style-name="P17"/>
      <text:p text:style-name="P17"><text:soft-page-break/>8. What are advantages and drawback of cloud computing?</text:p>
      <text:list xml:id="list8688922937883711741" text:style-name="L15">
        <text:list-item>
          <text:p text:style-name="P10"><text:span text:style-name="T6">Advantages: Helps reduce operating costs, improves resource utilization, makes it easier to tackle large problems. Allows you to have computing at your house, but not own the computing hardware.</text:span></text:p>
        </text:list-item>
      </text:list>
      <text:list xml:id="list1872096868111751551" text:style-name="L9">
        <text:list-item>
          <text:p text:style-name="P25">Disadvantages: <text:span text:style-name="T5">You don’t have or know where the physical data is stored, can you trust the security of the cloud you are using, and if you have no connection to the Internet then you lose all access to the cloud. </text:span></text:p>
        </text:list-item>
      </text:list>
      <text:p text:style-name="P3"/>
      <text:p text:style-name="P3">9. What are different types of cloud computing platforms?</text:p>
      <text:p text:style-name="P3"/>
      <text:p text:style-name="P6">10. Modes of execution?</text:p>
      <text:list xml:id="list8102307302633110544" text:style-name="L10">
        <text:list-item>
          <text:p text:style-name="P69">User mode(unprivileged mode): when a process is executing; is restricted from using privileged instructions(accessing hardware, managing cpu/timers, ect.)</text:p>
        </text:list-item>
        <text:list-item>
          <text:p text:style-name="P69">System mode(privileged mode): when the cpu is executing; can execute privileged instructions.</text:p>
        </text:list-item>
        <text:list-item>
          <text:p text:style-name="P69">Mode Bit:</text:p>
          <text:list>
            <text:list-item>
              <text:p text:style-name="P69">Set to 0 = system mode</text:p>
            </text:list-item>
            <text:list-item>
              <text:p text:style-name="P69">Set to 1 = user mode</text:p>
            </text:list-item>
          </text:list>
        </text:list-item>
      </text:list>
      <text:p text:style-name="P9"/>
      <text:p text:style-name="P8">11. Files:</text:p>
      <text:list xml:id="list2209970501833721157" text:style-name="L11">
        <text:list-item>
          <text:p text:style-name="P65">– is a collection of related information defined by its creator.</text:p>
        </text:list-item>
        <text:list-item>
          <text:p text:style-name="P65">The thing that creates and manages files is called the file system.</text:p>
        </text:list-item>
      </text:list>
      <text:list xml:id="list112720807550954" text:continue-list="list8102307302633110544" text:style-name="L10">
        <text:list-header>
          <text:p text:style-name="P70"/>
        </text:list-header>
      </text:list>
      <text:p text:style-name="P2"/>
      <text:p text:style-name="P3">Processes:</text:p>
      <text:p text:style-name="P3"/>
      <text:p text:style-name="P22">1. How is the process memory structured (i.e., stack, heap, data, and text)?</text:p>
      <text:list xml:id="list3368384311630541812" text:style-name="L12">
        <text:list-item>
          <text:p text:style-name="P66">Stack: stores function parameters, local variables, and return address.</text:p>
        </text:list-item>
        <text:list-item>
          <text:p text:style-name="P66">Heap: contains dynamic memory allocated during process runtime.</text:p>
        </text:list-item>
        <text:list-item>
          <text:p text:style-name="P66">Data: contains global variables</text:p>
        </text:list-item>
        <text:list-item>
          <text:p text:style-name="P66">Text: stores the program instructions</text:p>
        </text:list-item>
      </text:list>
      <text:p text:style-name="P3"/>
      <text:p text:style-name="P22">2. Given a piece of code, be able to tell what is stored in the stack, heap, data, or text. For</text:p>
      <text:p text:style-name="P22">example, slide 7 of Processes I slideset.</text:p>
      <text:p text:style-name="P3"/>
      <text:p text:style-name="P3">3. Know different states of the process. What can cause process to change states? (e.g., slide</text:p>
      <text:p text:style-name="P3">11 of Processes I slideset).</text:p>
      <text:p text:style-name="P29">High Level General:</text:p>
      <text:list xml:id="list8401660199497653724" text:style-name="L13">
        <text:list-item>
          <text:p text:style-name="P28">New –(creation complete)-→ Ready</text:p>
        </text:list-item>
        <text:list-item>
          <text:p text:style-name="P28">Ready –(assigned to CPU)→ Running</text:p>
        </text:list-item>
        <text:list-item>
          <text:p text:style-name="P28">Running –(wait for I/O)→ Waiting</text:p>
        </text:list-item>
        <text:list-item>
          <text:p text:style-name="P28">Running –(execution interrupt)→ Ready</text:p>
        </text:list-item>
        <text:list-item>
          <text:p text:style-name="P28">Waiting –(I/0 complete)→ Ready</text:p>
        </text:list-item>
        <text:list-item>
          <text:p text:style-name="P28">Running –(execution complete)→ Terminated</text:p>
        </text:list-item>
      </text:list>
      <text:p text:style-name="P29">Linux specific:</text:p>
      <text:list xml:id="list7012867505383397391" text:style-name="L14">
        <text:list-item>
          <text:p text:style-name="P30">R –(paused)→ T</text:p>
        </text:list-item>
        <text:list-item>
          <text:p text:style-name="P30">R –(I/O operation) → D</text:p>
        </text:list-item>
        <text:list-item>
          <text:p text:style-name="P30">R –(waiting for event to complete)→ S</text:p>
        </text:list-item>
        <text:list-item>
          <text:p text:style-name="P30"><text:soft-page-break/>R –(terminates)→ Z</text:p>
        </text:list-item>
        <text:list-item>
          <text:p text:style-name="P30">T –(un-paused)→ R</text:p>
        </text:list-item>
        <text:list-item>
          <text:p text:style-name="P30">D –(I/O completes)→ R</text:p>
        </text:list-item>
        <text:list-item>
          <text:p text:style-name="P30">S –(event completes)→ R</text:p>
        </text:list-item>
        <text:list-item>
          <text:p text:style-name="P30">R: running/runable</text:p>
        </text:list-item>
        <text:list-item>
          <text:p text:style-name="P30">D: uninterruptable sleep, I/O usually</text:p>
        </text:list-item>
        <text:list-item>
          <text:p text:style-name="P30">S: interruptible sleep, waiting for event to complete </text:p>
        </text:list-item>
        <text:list-item>
          <text:p text:style-name="P30">Z: zombie, terminated but not yet reaped, <text:span text:style-name="T7">resources have not been deallocated</text:span></text:p>
        </text:list-item>
        <text:list-item>
          <text:p text:style-name="P30">T: Stopped; either by job control or because it is being traced.</text:p>
          <text:p text:style-name="P30"/>
        </text:list-item>
      </text:list>
      <text:p text:style-name="P3">4. What are process control blocks?</text:p>
      <text:list xml:id="list8946242099654843927" text:style-name="L16">
        <text:list-item>
          <text:p text:style-name="P31">Data structure that ties together all the information about a process. <text:span text:style-name="T8">Such as:</text:span></text:p>
          <text:list>
            <text:list-item>
              <text:p text:style-name="P32">Process state</text:p>
            </text:list-item>
            <text:list-item>
              <text:p text:style-name="P32">Process id</text:p>
            </text:list-item>
            <text:list-item>
              <text:p text:style-name="P32">Program counter(PC)</text:p>
            </text:list-item>
            <text:list-item>
              <text:p text:style-name="P32">CPU registers</text:p>
            </text:list-item>
            <text:list-item>
              <text:p text:style-name="P32">CPU scheduling</text:p>
            </text:list-item>
            <text:list-item>
              <text:p text:style-name="P32">Memory management</text:p>
            </text:list-item>
            <text:list-item>
              <text:p text:style-name="P32">Accounting information</text:p>
            </text:list-item>
            <text:list-item>
              <text:p text:style-name="P32">I/O info</text:p>
            </text:list-item>
          </text:list>
        </text:list-item>
      </text:list>
      <text:p text:style-name="P3"/>
      <text:p text:style-name="P3">5. What are long-term, short-term, and medium-term schedulers? What do they do?</text:p>
      <text:list xml:id="list2978181915869865956" text:style-name="L17">
        <text:list-item>
          <text:p text:style-name="P33">Short term: <text:span text:style-name="T9">Switches Programs on and off of the CPU</text:span></text:p>
        </text:list-item>
        <text:list-item>
          <text:p text:style-name="P33">Long term: <text:span text:style-name="T9">Moves programs from and to main memory to and from mass storage when all processes can not fit onto main memory.</text:span></text:p>
        </text:list-item>
        <text:list-item>
          <text:p text:style-name="P33"><text:span text:style-name="T9">M</text:span>edium term: <text:span text:style-name="T9">Creates a balance between CPU bound processes and I/O bound processes to utilize the job and device queue to full potential.</text:span></text:p>
        </text:list-item>
      </text:list>
      <text:p text:style-name="P3"/>
      <text:p text:style-name="P3">6. What is a context switch? When does it happen? Why should the number of context</text:p>
      <text:p text:style-name="P3">switches be minimized?</text:p>
      <text:list xml:id="list2287034879890716267" text:style-name="L20">
        <text:list-item>
          <text:p text:style-name="P37">Context switch is when the CPU switches between processes.</text:p>
        </text:list-item>
        <text:list-item>
          <text:p text:style-name="P37">These should be minimized because it is pure overhead:</text:p>
        </text:list-item>
        <text:list-item>
          <text:p text:style-name="P37">Save CPU state of current process, select new process, used new process saved PCB to initialize the CPU resume execution for new process.</text:p>
        </text:list-item>
      </text:list>
      <text:p text:style-name="P3"/>
      <text:p text:style-name="P3">7. Be able to read, spot mistakes, and write simple codes using fork(), execlp(), wait()</text:p>
      <text:p text:style-name="P3">system calls (function prototypes shall be provided).</text:p>
      <text:list xml:id="list2978381183024745320" text:style-name="L21">
        <text:list-item>
          <text:p text:style-name="P38">Fork(): creates child and return pid for parent and 0 for child and -1 for failure.</text:p>
        </text:list-item>
        <text:list-item>
          <text:p text:style-name="P38">execlp(): creates new process and return -1 if failure.</text:p>
        </text:list-item>
        <text:list-item>
          <text:p text:style-name="P38">Wait(): reaps child when the child process terminates and returns child's exit code.</text:p>
        </text:list-item>
      </text:list>
      <text:p text:style-name="P2"/>
      <text:p text:style-name="P3">Example: What will the following code print (assuming that no system calls fail and that</text:p>
      <text:p text:style-name="P3">the current directory contains files named f1, f2, and f3. What will the following print?</text:p>
      <text:p text:style-name="P26">p i d t pid = f o r k ( ) ;</text:p>
      <text:p text:style-name="P27"/>
      <text:p text:style-name="P27">f p r i n t f ( s t d e r r , ”A\n ” ) ;</text:p>
      <text:p text:style-name="P26"><text:soft-page-break/></text:p>
      <text:p text:style-name="P26">i f ( p i d == 0 )</text:p>
      <text:p text:style-name="P26">{</text:p>
      <text:p text:style-name="P26"><text:tab/>f p r i n t f ( s t d e r r , ”b\n ” ) ;</text:p>
      <text:p text:style-name="P26">}</text:p>
      <text:p text:style-name="P26"/>
      <text:p text:style-name="P26">f p r i n t f ( s t d e r r , ” c \n ” ) ;</text:p>
      <text:p text:style-name="P26"/>
      <text:p text:style-name="P26">i f ( p i d == 0 )</text:p>
      <text:p text:style-name="P26">{</text:p>
      <text:p text:style-name="P26"><text:tab/>e x e c l p ( ” / b i n / l s ” , ” l s ” , NULL ) ;</text:p>
      <text:p text:style-name="P26"><text:tab/>f p r i n t f ( stderr , ” F i l e s are cool ! \ n ” ) ;</text:p>
      <text:p text:style-name="P26">}</text:p>
      <text:p text:style-name="P3"/>
      <text:p text:style-name="P3">8. Be able to answer questions similar to the following:</text:p>
      <text:p text:style-name="P3"/>
      <text:p text:style-name="P3">Example: What will the following code print? What will the following code print?</text:p>
      <text:p text:style-name="P26">f o r ( i = 0 ; i &lt; 3 ; ++i )</text:p>
      <text:p text:style-name="P26"><text:tab/>i f ( f o r k ( ) ) { f p r i n t f ( s t d e r r , ” H e l l o \n ” ) }</text:p>
      <text:p text:style-name="P26"><text:tab/>e l s e { f p r i n t f ( s t d e r r , ” Hi ” ) } ;</text:p>
      <text:p text:style-name="P26"><text:s/><text:span text:style-name="T10">7 hi and 7 hello</text:span></text:p>
      <text:p text:style-name="P3">9. <text:s/>What does the child process inherit from the parent (e.g., slide 3 of Processes II slideset)?</text:p>
      <text:list xml:id="list8670536277326632328" text:style-name="L24">
        <text:list-item>
          <text:p text:style-name="P41">The set of files opened by the parent process, </text:p>
        </text:list-item>
      </text:list>
      <text:p text:style-name="P3"/>
      <text:p text:style-name="P3">10. What is a zombie process?</text:p>
      <text:list xml:id="list936771432025329749" text:style-name="L19">
        <text:list-item>
          <text:p text:style-name="P36">The process has been terminated and will never run again, but the resources have not yet been de-allocated.</text:p>
        </text:list-item>
      </text:list>
      <text:p text:style-name="P3"/>
      <text:p text:style-name="P3">11. What is an orphan process?</text:p>
      <text:list xml:id="list8741220891829191120" text:style-name="L22">
        <text:list-item>
          <text:p text:style-name="P39">A process becomes an orphan when its parent process dies before it dies.</text:p>
        </text:list-item>
      </text:list>
      <text:p text:style-name="P3"/>
      <text:p text:style-name="P4">12. <text:span text:style-name="T1">How does init process take care of the orphaned processes?</text:span></text:p>
      <text:list xml:id="list1099785006567837469" text:style-name="L23">
        <text:list-item>
          <text:p text:style-name="P40">It adopts the orphaned process and when the orphaned process dies, init will call wait for the process to reap it.</text:p>
        </text:list-item>
      </text:list>
      <text:p text:style-name="P4"/>
      <text:p text:style-name="P19">13.What are the benefits and challenges of inter-process communications (IPC)?</text:p>
      <text:list xml:id="list709038197916751397" text:style-name="L27">
        <text:list-item>
          <text:p text:style-name="P45">Benefits: Information sharing, computation speed up(making sub tasks), modularity, convience. Essentially allowing for task break up and parallel work flow. </text:p>
        </text:list-item>
        <text:list-item>
          <text:p text:style-name="P45">Challenges: Synchronization, OS overhead, complication increase.</text:p>
        </text:list-item>
      </text:list>
      <text:p text:style-name="P19"/>
      <text:p text:style-name="P19">14.What is the difference between pipes, shared memory, message passing forms of IPC?</text:p>
      <text:list xml:id="list8229567967967827097" text:style-name="L26">
        <text:list-item>
          <text:p text:style-name="P43">Shared memory is when two process have access to the same memory and can communicate by write and reading from that piece of memory. Shared memory is faster because of the lack of context switches because of the lack of the need for the OS, but requires synchronization to prevent overwriting.</text:p>
        </text:list-item>
        <text:list-item>
          <text:p text:style-name="P46">Message Passing: Good things is no synchronization and is best for small amounts of information, also easier to implement, but bad because it is slower because it requires the OS to be involved very often on every message.</text:p>
        </text:list-item>
        <text:list-item>
          <text:p text:style-name="P58"><text:soft-page-break/>Pipes: act as a channel between two processes:</text:p>
        </text:list-item>
      </text:list>
      <text:p text:style-name="P19"/>
      <text:p text:style-name="P19">15.What is the difference between symmetric and assymetric message passing?</text:p>
      <text:list xml:id="list8929598814313086662" text:style-name="L25">
        <text:list-item>
          <text:p text:style-name="P42">Symmetric message passing <text:span text:style-name="T11">the reciever and sender both have to explicitly name each other. Blocking is involved.</text:span></text:p>
        </text:list-item>
        <text:list-item>
          <text:p text:style-name="P44">Asymetric message means only the sender needs to name the receiver and does not block.</text:p>
        </text:list-item>
      </text:list>
      <text:p text:style-name="P19"/>
      <text:p text:style-name="P19">16.What is the difference between direct and indirect message passing?</text:p>
      <text:list xml:id="list6218294106842059754" text:style-name="L28">
        <text:list-item>
          <text:p text:style-name="P47">Both are forms of message passing, <text:span text:style-name="T13">which is persistent</text:span>:</text:p>
        </text:list-item>
        <text:list-item>
          <text:p text:style-name="P48">Direct: The process explictly names the receiver.</text:p>
        </text:list-item>
        <text:list-item>
          <text:p text:style-name="P48">Indirect: The processes use mailboxes to send/receive messages.</text:p>
        </text:list-item>
      </text:list>
      <text:p text:style-name="P19"/>
      <text:p text:style-name="P19">17. Know how to use msgget() and msgctl().</text:p>
      <text:list xml:id="list3057313860475218848" text:style-name="L29">
        <text:list-item>
          <text:p text:style-name="P49"><text:span text:style-name="T13">msg</text:span>get(key, <text:span text:style-name="T12">IPC_CREAT |</text:span> S_IRUSR | S_IWUSR) : <text:span text:style-name="T12">allocates a shared memory region.</text:span></text:p>
        </text:list-item>
        <text:list-item>
          <text:p text:style-name="P50">IPC_CREAT: creates a memory segment if it does not exist.</text:p>
        </text:list-item>
        <text:list-item>
          <text:p text:style-name="P50">IPC_EXCL: exit with error if IPC_CREAT is specified and the segment with the key already exitsts.</text:p>
        </text:list-item>
        <text:list-item>
          <text:p text:style-name="P50">Key: is the name of the ‘file’</text:p>
        </text:list-item>
        <text:list-item>
          <text:p text:style-name="P50">id: is the handle to the ‘file’</text:p>
        </text:list-item>
        <text:list-item>
          <text:p text:style-name="P50"/>
        </text:list-item>
        <text:list-item>
          <text:p text:style-name="P50"><text:span text:style-name="T13">msg</text:span>clt(<text:span text:style-name="T14">msqid, IPC_RMID, NULL) deallocates shared memory segment, IPC_RMID: remove queue id flag.</text:span></text:p>
        </text:list-item>
        <text:list-item>
          <text:p text:style-name="P50"/>
        </text:list-item>
        <text:list-item>
          <text:p text:style-name="P50">shared_mem_ptr = (char*)shmat(segment_id, NULL, 0) : returns pointer to shared memory region.</text:p>
        </text:list-item>
      </text:list>
      <text:p text:style-name="P19"/>
      <text:p text:style-name="P19"/>
      <text:p text:style-name="P19">18. Know how to use msgsnd() and msgrcv().</text:p>
      <text:list xml:id="list2695269756717675874" text:style-name="L31">
        <text:list-item>
          <text:p text:style-name="P51">msgsnd(msqid, &amp;msg, sizeof(msgBuff) – sizeof(long), 0);</text:p>
        </text:list-item>
        <text:list-item>
          <text:p text:style-name="P51">msqid: message queue id, msg: reference to message structure, size of payload, 0(misc flags)</text:p>
        </text:list-item>
        <text:list-item>
          <text:p text:style-name="P51"/>
        </text:list-item>
        <text:list-item>
          <text:p text:style-name="P54">msgrcv(msqid, &amp;msg, sizeof(msgBuff) – sizeof(long), 2(mtype), 0(flags))</text:p>
        </text:list-item>
      </text:list>
      <text:p text:style-name="P21"/>
      <text:p text:style-name="P21">18.5)</text:p>
      <text:list xml:id="list1145050964855205364" text:style-name="L40">
        <text:list-item>
          <text:p text:style-name="P63">shmget(key, size, S_IRUSR | S_IWUSR): allocates shared memory segment.</text:p>
        </text:list-item>
        <text:list-item>
          <text:p text:style-name="P63"/>
        </text:list-item>
      </text:list>
      <text:list xml:id="list1451395837510687673" text:style-name="L39">
        <text:list-item>
          <text:p text:style-name="P62">shared_mem_ptr = (char*)shmat(segment_id, NULL, 0): pointer to beginning of the shared memory segment.</text:p>
        </text:list-item>
      </text:list>
      <text:list xml:id="list6861927327086147527" text:style-name="L38">
        <text:list-item>
          <text:p text:style-name="P61">shmdt(shared_memory): detach shared memory</text:p>
        </text:list-item>
        <text:list-item>
          <text:p text:style-name="P61">shmctl(sement_id, IPC_RMID): deallocate</text:p>
        </text:list-item>
      </text:list>
      <text:p text:style-name="P21"/>
      <text:p text:style-name="P19">19.– Example: One of the arguments to the msgsnd()/msgrcv() is the size of the mes-</text:p>
      <text:p text:style-name="P19">sage. Let msg be an instance of a struct representing a valid System V message queue</text:p>
      <text:p text:style-name="P19">message. What is the formula for computing the message size?</text:p>
      <text:list xml:id="list1637273790212554304" text:style-name="L32">
        <text:list-item>
          <text:p text:style-name="P52">sizeof(msgBuff) - sizeof(long)</text:p>
        </text:list-item>
      </text:list>
      <text:p text:style-name="P19"/>
      <text:p text:style-name="P19">2– Example: What is the message type field of the struct defining the format of the</text:p>
      <text:p text:style-name="P19"><text:soft-page-break/>System V message queue message used for?</text:p>
      <text:list xml:id="list5724336888530195541" text:style-name="L30">
        <text:list-item>
          <text:p text:style-name="P68">It is type long and is used for the defined the type of message it is.</text:p>
        </text:list-item>
      </text:list>
      <text:p text:style-name="P19"/>
      <text:p text:style-name="P19">– Example: Let msqid and msg represent instances of the message queue id and mes-</text:p>
      <text:p text:style-name="P19">sage structure, respectively. What is wrong with the following msgsnd() system call?</text:p>
      <text:p text:style-name="P19">msgsnd(msqid, &amp;msg, sizeof(msg), 0)</text:p>
      <text:list xml:id="list634069139915211497" text:style-name="L33">
        <text:list-item>
          <text:p text:style-name="P53">The size of the playload is not subtracting the sizeof(long)</text:p>
        </text:list-item>
      </text:list>
      <text:p text:style-name="P19"/>
      <text:p text:style-name="P19">• Be able to read, write, understand, and find faults with short, simple codes for pipes,</text:p>
      <text:p text:style-name="P19">message queues, and shared memory:</text:p>
      <text:p text:style-name="P19">– Example: What sequence of system calls is used in order to allocate and use a</text:p>
      <text:p text:style-name="P19">segment of shared memory?</text:p>
      <text:p text:style-name="P20">Sender:</text:p>
      <text:list xml:id="list4146124135453562657" text:style-name="L34">
        <text:list-item>
          <text:p text:style-name="P55">Msgget(): allocate message queue and get message queue id.</text:p>
        </text:list-item>
        <text:list-item>
          <text:p text:style-name="P55">Create message structure</text:p>
        </text:list-item>
        <text:list-item>
          <text:p text:style-name="P55">Create instance of message structure</text:p>
        </text:list-item>
        <text:list-item>
          <text:p text:style-name="P55">msgsnd() place message into queue</text:p>
        </text:list-item>
      </text:list>
      <text:p text:style-name="P20">Reciever:</text:p>
      <text:list xml:id="list4404042676414965749" text:style-name="L35">
        <text:list-item>
          <text:p text:style-name="P56">msgget(): get queue id</text:p>
        </text:list-item>
        <text:list-item>
          <text:p text:style-name="P56">create same message structure</text:p>
        </text:list-item>
        <text:list-item>
          <text:p text:style-name="P56">msgrcv(): retrieve message from queue</text:p>
        </text:list-item>
        <text:list-item>
          <text:p text:style-name="P56"/>
        </text:list-item>
      </text:list>
      <text:p text:style-name="P19"/>
      <text:p text:style-name="P19">– Example: What is wrong with the following code segment:</text:p>
      <text:p text:style-name="P34">pipe ( fd [ 2 ] ) ;</text:p>
      <text:p text:style-name="P34">p i d t pid = f o r k ( ) ;</text:p>
      <text:p text:style-name="P34">i f ( p i d == 0 )</text:p>
      <text:p text:style-name="P34">{</text:p>
      <text:p text:style-name="P34"><text:tab/>c l o s e ( fd [ 0 ] ) ;</text:p>
      <text:p text:style-name="P34"><text:tab/>write ( fd [ 1 ] , ” Hello ” , 5 ) ;</text:p>
      <text:p text:style-name="P34">}</text:p>
      <text:p text:style-name="P34">else</text:p>
      <text:p text:style-name="P34">{</text:p>
      <text:p text:style-name="P34"><text:tab/>.</text:p>
      <text:p text:style-name="P34"><text:tab/>.</text:p>
      <text:p text:style-name="P34"><text:tab/>.</text:p>
      <text:p text:style-name="P34"><text:tab/>read ( fd [ 1 ] , buffer , 1 0 0 ) ;</text:p>
      <text:p text:style-name="P34">}</text:p>
      <text:p text:style-name="P34"/>
      <text:p text:style-name="P57">read( fd[1], buffer, 100); // is wrong because fd[1] is the write end of the pipe not the read end, which is fd[0].</text:p>
      <text:p text:style-name="P19"/>
      <text:p text:style-name="P19">19. What is the difference between ordinary and named pipes?</text:p>
      <text:list xml:id="list5571271747884273005" text:style-name="L36">
        <text:list-item>
          <text:p text:style-name="P59">Ordinary pipes: enable a straightforward, 1-way producer-consumer communications.</text:p>
        </text:list-item>
        <text:list-item>
          <text:p text:style-name="P59">Named pipes(of FIFOs in Unix): supports bi-directional relay of data(one direction at a time), these persist after the processes that used them have terminated, must be explicitly removed</text:p>
        </text:list-item>
      </text:list>
      <text:p text:style-name="P19"/>
      <text:p text:style-name="P19">20.Describe the main purpose of the sockets IPC?</text:p>
      <text:list xml:id="list4399438217945655802" text:style-name="L37">
        <text:list-item>
          <text:p text:style-name="P60"><text:soft-page-break/>Socket: an endpoint of communication, pair of processes can communicate using a pair of sockets.</text:p>
        </text:list-item>
        <text:list-item>
          <text:p text:style-name="P60">Sockets are identified by concatenating an IP address of the system and a port number on the system. Provide means for low-level communications unstructured byte stream. Reading and writing is similar to pipes.</text:p>
        </text:list-item>
      </text:list>
      <text:p text:style-name="P19"/>
      <text:p text:style-name="P19">21.What is multiprogramming?</text:p>
      <text:list xml:id="list2653873515724135343" text:style-name="L18">
        <text:list-item>
          <text:p text:style-name="P35">Supporting multiple processes in memory, having some process running at all times to increase CPU utiliz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8:53:58.377339500</meta:creation-date>
    <meta:editing-duration>P1DT12H28M41S</meta:editing-duration>
    <meta:editing-cycles>3</meta:editing-cycles>
    <meta:generator>LibreOffice/5.1.4.2$Linux_X86_64 LibreOffice_project/10m0$Build-2</meta:generator>
    <dc:date>2016-11-11T11:27:20.566798053</dc:date>
    <meta:print-date>2016-11-09T23:10:33.273178317</meta:print-date>
    <meta:document-statistic meta:table-count="0" meta:image-count="0" meta:object-count="0" meta:page-count="7" meta:paragraph-count="208" meta:word-count="2222" meta:character-count="12026" meta:non-whitespace-character-count="10091"/>
  </office:meta>
</office:document-meta>
</file>